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asian="Times New Roman" style:font-name-complex="Times New Roman"/>
    </style:style>
    <style:style style:name="P3" style:family="paragraph" style:parent-style-name="Standard" style:list-style-name="WW8Num1"/>
    <style:style style:name="P4" style:family="paragraph" style:parent-style-name="Standard" style:list-style-name="WW8Num2"/>
    <style:style style:name="P5" style:family="paragraph" style:parent-style-name="Standard" style:list-style-name="">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Standard">
      <style:paragraph-properties fo:margin-left="1.245cm" fo:margin-right="0cm" fo:text-indent="0cm" style:auto-text-indent="false"/>
    </style:style>
    <style:style style:name="P8" style:family="paragraph" style:parent-style-name="Standard">
      <style:paragraph-properties fo:margin-left="2.491cm" fo:margin-right="0cm" fo:text-indent="0cm" style:auto-text-indent="false"/>
    </style:style>
    <style:style style:name="P9"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asian="Times New Roman" style:font-name-complex="Times New Roman"/>
    </style:style>
    <style:style style:name="T5"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ynamic Campaign Generator</text:p>
      <text:p text:style-name="Standard"/>
      <text:p text:style-name="Standard">This is an overview of a Dynamic Campaign Generator (DCG). Note that this DCG cannot (yet) control a ground war. Ground objects are purely targets or eye candy. The war is an air War. </text:p>
      <text:p text:style-name="Standard"/>
      <text:p text:style-name="Standard">CREDITS:</text:p>
      <text:p text:style-name="Standard">MBot is the ED Forums name of the person who developed ths Campaign Generator and full credit must go to him. The Generic Campaign set of files is just a variant in respect of Terrain Map, Era aircraft and ground units, etc.. Note also that whilst this Campaign set has been adapted by klem for a WWII Campaign on the Normandy map, MBot created other, original, Campaigns for the Nevada map and, at the time of writing, F-5E and F-15C with similar folder/filesets. Their information is relevant to the Nevada map and may be a better starting point for Nevada campaigns. You can get these Campaigns from:-</text:p>
      <text:p text:style-name="Standard"/>
      <text:p text:style-name="Standard">https://forums.eagle.ru/showthread.php?t=153020</text:p>
      <text:p text:style-name="Standard"/>
      <text:p text:style-name="Standard">The accompanying Campaign set is a generic mission named "Generic WWII" and based on the Normandy Map. Other campaigns on other maps can be created by adapting the "Generic WWII" or Mbot's other campaign files.</text:p>
      <text:p text:style-name="Standard"/>
      <text:p text:style-name="Standard">The entire generic campaign folder/file set is held under a folder named as the campaign, e.g. "Generic WWII" or "Normandy" or "My Campaign". In actual use a copy of the entire folder structure would be placed into a campaigns folder at:</text:p>
      <text:p text:style-name="Standard">"[C:]\Program Files\DSC\Mods\Campaigns\EN\" </text:p>
      <text:p text:style-name="Standard">or under a particular aircraft, say</text:p>
      <text:p text:style-name="Standard">"[C:]\Program Files\DSC\Mods\aircraft\SpitfirelLFMkIX\Missions\EN\Campaigns\"</text:p>
      <text:p text:style-name="Standard"/>
      <text:p text:style-name="Standard">NOTE! The path to the Campaign folder is defined in the file 'camp_init.lua' in the 'Init' folder and MUST be edited to match your campaign top folder location, see below. It may be a full path <text:s/>such as </text:p>
      <text:p text:style-name="Standard"><text:a xlink:type="simple" xlink:href="file:///C:/Program" text:style-name="Internet_20_link" text:visited-style-name="Visited_20_Internet_20_Link"><text:span text:style-name="Internet_20_link">C:\Program</text:span></text:a> |Files\Eagle Dynamics\DCS World 2\..... <text:s text:c="2"/></text:p>
      <text:p text:style-name="Standard">or</text:p>
      <text:p text:style-name="Standard">C:\Users\[name]\Saved Games\DCS\Missions\Campaigns..... <text:s/></text:p>
      <text:p text:style-name="Standard">or a path relative to the main game folder such as Mods/aircraft/SpitfireLFMkIX/Missions/EN/Campaigns/Normandy/</text:p>
      <text:p text:style-name="Standard"/>
      <text:p text:style-name="Standard">The accompanying 'Generic_WWII' folder should be renamed to suit the new campaign and the init files revised to suit, see below.</text:p>
      <text:p text:style-name="P2"><text:s/></text:p>
      <text:p text:style-name="P1">Overview:</text:p>
      <text:p text:style-name="Standard"/>
      <text:p text:style-name="Standard">The fundamental pirpose of the DCG is to create Air Tasking Orders (ATOs) for active air units. The ATO creates a sortie for a unit according ot it's task(s), an appropriate loadout for the target assignment and a number of other parameters.</text:p>
      <text:p text:style-name="Standard"/>
      <text:p text:style-name="Standard">The file FirstMission.bat is used to generate the first mission. The result will depend on the files described under 'Files to Edit' below. There is not much point in using FirstMission.bat until you have decided on your campaign and edited/updated the files to be edited unless you want to use the campaign provided in this pack. Follow on missions will be created autoomatically when you accept the result of the prevous mission . This choice will be offered to you when you exit the previous mission. If you choose y(es) the next mission will be generated. If you choose n(o) the first mission can be run again.</text:p>
      <text:p text:style-name="Standard"><text:soft-page-break/></text:p>
      <text:p text:style-name="P1">Files to Edit</text:p>
      <text:p text:style-name="Standard"/>
      <text:p text:style-name="Standard">All the files that define a Campaign are in the \Init\ folder. The \Scripts\ folder does not need to be touched, nor do any others. Note that the six files in the \Init\ folder are the ones, and the ONLY ones, to edit to create a new mission and the files in the campaign providied in this pack may not contain exactly the details you need for your campaign. Read the instructions below to learn how to use these files and create a Campaign. Be sure to keep to the data structure when editing files. Pay particular attention to commas, braces and other punctuation marks as these are easily overlooked/mistyped <text:s/>and will cause error message. The cause of these errors isn't alway obvious. With this pack you can turn on hrlpful but very numerous debug messages that trakc the operation of, in particular, a script file called ATO_Generator. You should not edit that script file. It trackes the script as it considers all the factors that generate a mission. These can give an insight into what you may have done wrong and also why a unit is or isn't being tasked and what the task is.</text:p>
      <text:p text:style-name="Standard"/>
      <text:p text:style-name="Standard">With this pack there is a Tools folder. It contains many useful files including this Guide, various information files and some 'finder' files for retrieveing location references of target items. See the 'TOOLS' section below.</text:p>
      <text:p text:style-name="Standard"/>
      <text:p text:style-name="Standard">It can be helpful to add a folder for CampaignData where you may wish to keep campaign notes, spreadsheets etc. To construct your cmpaign before creating unts, targets etc in the lua files. The init files do not allow creating a ground war however mobile units can be created in the base mission with 'late activation' set and triggered through the camp_triggers_init.lua, say when x seconds into the mission or when a target has been destroyed. Late activation and triggers for thes units are used to set a particular time into the mission because the start time is randomised so a start time can't be set in the base mission.</text:p>
      <text:p text:style-name="Standard"/>
      <text:p text:style-name="Standard">There is more explanation on the workings of the DCS at the end of this guide.</text:p>
      <text:p text:style-name="Standard"/>
      <text:p text:style-name="P6"/>
      <text:p text:style-name="Standard">The files to edit in the \Init\ folder are as follows:</text:p>
      <text:p text:style-name="P5"/>
      <text:list xml:id="list6530822543019839974" text:style-name="WW8Num1">
        <text:list-item>
          <text:p text:style-name="P3">base_mission.miz - This is a basic mission that defines the coalitions and all ground units in the campaign. This basic mission is created in the DCS Mission Editor (ME). How these are employed depends on what is written in the various /init/ folder lua files.</text:p>
        </text:list-item>
      </text:list>
      <text:p text:style-name="P5"/>
      <text:p text:style-name="P5">Place your Objects (targets, AAA, ground units etc.) on the base mission map. Do not place any aircraft or triggers. Bear in mind that targets and objectives will be assigned to units automatically but you may wish to place EWR positions in the base mission to assist with detecting and directing of intercepts of attacking units.</text:p>
      <text:p text:style-name="P5"/>
      <text:list xml:id="list124230587232660" text:continue-numbering="true" text:style-name="WW8Num1">
        <text:list-item>
          <text:p text:style-name="P3">camp_init.lua - Define some basic properties of the campaign includng dawn. dusk, start time, mission duration. All variable are commented and should be self explanatory. The path to the Campaign folder is defined in this file and MUST be edited to match your campaign top folder location It may be a full path <text:s/>such as</text:p>
        </text:list-item>
      </text:list>
      <text:p text:style-name="P5"><text:a xlink:type="simple" xlink:href="file:///C:/Program" text:style-name="Internet_20_link" text:visited-style-name="Visited_20_Internet_20_Link"><text:span text:style-name="Internet_20_link">C:\Program</text:span></text:a> |Files\Eagle Dynamics\DCS World 2\..... or</text:p>
      <text:p text:style-name="P5">C:\Users\[name]\Saved Games\DCS\Missions\Campaigns..... </text:p>
      <text:p text:style-name="P5">or a path relative to the main game folder such as</text:p>
      <text:p text:style-name="P5">Mods/aircraft/SpitfireLFMkIX/Missions/EN/Campaigns/Normandy/</text:p>
      <text:p text:style-name="P5">Note that the radio frequencies freq_min and freq_max should be restricted to the campaign aircraft frequencies otherwise aircraft units may be assigned an invalid frequency.Similary, the airfield Tower frequencies must be compatible with the campaign aircraft'</text:p>
      <text:p text:style-name="P5">For a day campaign keep idle times low, say 30 to 60 minutes. You may run into requirements for night flying Units if idle time max is very high.</text:p>
      <text:p text:style-name="P5">HOWEVER, note the effect on an aircraft's operating hours caused by the db_loadouts.lua 'day' and 'night' settings for each aircraft:-</text:p>
      <text:p text:style-name="P5">If 'night' = true and 'day' = true the operating hours are 86400 seconds = 24 hours.</text:p>
      <text:p text:style-name="P5">If only 'day' = true the operating hours are 'dusk' time (in seconds) minus 'dawn' time (in seconds).</text:p>
      <text:p text:style-name="P5">If only 'night' = true the operating hours are 'dawn' time (in seconds) plus 86400 minus'dusk' time (in seconds).</text:p>
      <text:p text:style-name="P5">These affect the probability that individual aircraft will be available for a sortie in the current mission and can lead to not enough player aircraft being available (see 'Troubleshooting' and db_loadouts.lua below).</text:p>
      <text:p text:style-name="P5"/>
      <text:list xml:id="list124230629233234" text:continue-numbering="true" text:style-name="WW8Num1">
        <text:list-item>
          <text:p text:style-name="P3">db_airbases.lua - Define the airbases you will be using. x-y coordinates and aerodrome id must match DCS. You can name the airfields to whatever you want but you must then use the same names when adding squadrons to an airbase - see "oob_air_init.lua". You may wish to keep the names exactly as on the ME Map. </text:p>
        </text:list-item>
      </text:list>
      <text:p text:style-name="P5">TIP! The Generic fileset "db_airbases.lua" contains most if not all airfields and you can simply remove any you are not using in your campaign and add any new bases to the generic file should you find any. You will have to give co-ordinates of Airfields along with airdromID and ATC frequency which is where the \Tools\ folder (see below) will be helpful.</text:p>
      <text:p text:style-name="P5"/>
      <text:list xml:id="list124230631224643" text:continue-numbering="true" text:style-name="WW8Num1">
        <text:list-item>
          <text:p text:style-name="P3">oob_air_init.lua - Define all squadrons/regiments you want to appear in the campaign. Aircraft type, airbase, numbers, what tasks they should do etc. These are commented in the file and should be self-explanatory. <text:s/>To use for player aircraft set "player = true,".</text:p>
        </text:list-item>
      </text:list>
      <text:p text:style-name="P5"/>
      <text:p text:style-name="P5">range: be sure that units with the appropriate loadouts have the range to reach the targets in the targetlist_init.lua.</text:p>
      <text:p text:style-name="P5"/>
      <text:p text:style-name="P5">When does a strike package has a need for fighter escort? First check whether the enemy has any <text:soft-page-break/>available defensive fighters capable of CAP or intercept missions and whether they can reach any leg of the planned package route (depends on enemy fighter homebase and range). If the enemy fighter unit can do CAP missions, we have to assume these are present and the package requires fighter escort but if the enemy fighter is not look down/shoot down capable (for example SpitfireLFMkIX, MiG-21), then escorts are only requested if the package route passes the danger area at high altitude. Low altitude route legs passing possible areas of CAP without LD/SD do not require escort.</text:p>
      <text:list xml:id="list124230636239138" text:continue-numbering="true" text:style-name="WW8Num1">
        <text:list-item>
          <text:list>
            <text:list-item>
              <text:p text:style-name="P3">If the enemy fighters can do intercept missions, they are only a threat if the package is detected by early warning radar:</text:p>
              <text:list>
                <text:list-item>
                  <text:p text:style-name="P3">If the enemy has AWACS aircraft available and capable to cover the package route, then enemy interceptors capable to reach the package route will trigger a request for fighter escort.</text:p>
                </text:list-item>
                <text:list-item>
                  <text:p text:style-name="P3">If the enemy has EWR stations capable to cover the package route, then enemy interceptors capable to reach the package route will trigger a request for escort.</text:p>
                </text:list-item>
              </text:list>
            </text:list-item>
            <text:list-item>
              <text:p text:style-name="P3">If the enemy has CAP/interceptors available, packages will try to route round detection areas of EWR stations (AWACS will be ignored, since this is almost impossible to avoid):</text:p>
              <text:list>
                <text:list-item>
                  <text:p text:style-name="P3">If the package is on a high-high mission, it will try to find a route around an EWR station (as long as the route does not become excessively long).</text:p>
                </text:list-item>
                <text:list-item>
                  <text:p text:style-name="P3">If the package is on a high-low mission and an EWR station is in the way during the high leg, the package will first descend to low altitude.</text:p>
                </text:list-item>
                <text:list-item>
                  <text:p text:style-name="P3">If the low route still passes through the reduced EWR detection area at low altitude, the package will route around.</text:p>
                </text:list-item>
                <text:list-item>
                  <text:p text:style-name="P3">If the enemy has no CAP/interceptors, then EWR stations are simply ignored.</text:p>
                </text:list-item>
              </text:list>
            </text:list-item>
          </text:list>
        </text:list-item>
      </text:list>
      <text:p text:style-name="P5">TIP! Several units are already defined in the Generic file. You can edit, delete and add new units as necessary. You can add to the Generic file any definitions that you think you may wish to use in future.</text:p>
      <text:p text:style-name="P5"/>
      <text:list xml:id="list124230644243233" text:continue-numbering="true" text:style-name="WW8Num1">
        <text:list-item>
          <text:p text:style-name="P3"><text:span text:style-name="T4"><text:s/></text:span>db_loadouts.lua – The aircraft type must be as defined in DCS. The title of the loadout is a free choice but should be a helpful decription and will differentiate it from other loadouts for that aircraft.</text:p>
        </text:list-item>
      </text:list>
      <text:p text:style-name="P5"/>
      <text:p text:style-name="P5">The 'task' will be matched to a Unit task in oob_init.lua for that aircrat. Matching Tasks must </text:p>
      <text:p text:style-name="P5">be defined for this purpose. </text:p>
      <text:p text:style-name="P5"/>
      <text:p text:style-name="P5">The 'attributes' can be used to assign a loadout more specifically to a target in target_list.lus which must have the same attribute. Typically use <text:s/>descriptions such as "soft", "hard" ,"B-17" etc. in the attributes braces, serparetd by commas where you want to allow a choice of particular targets. (<text:span text:style-name="T3">loadout and target attributes must match for a unit to be assigned to that target)</text:span>. </text:p>
      <text:p text:style-name="P5"/>
      <text:p text:style-name="P5">'weapon type' must be defined for A-G loadouts with the weapon(s) to be carried defined under 'stores'. Weapon type options are "Cannon", "Rockets", "Bombs", "Guided bombs", "ASM". A-G 'weaponTypes' cannot be mixed. A-G loadouts for strafing can be made with guns only and so do not need a 'weaponType' defined. </text:p>
      <text:p text:style-name="P5"/>
      <text:p text:style-name="P5">'expend' defines how much of the 'weaponType' will be released at a time. Options are "All", "Half" or "Two". </text:p>
      <text:p text:style-name="P5"/>
      <text:p text:style-name="P5">'capability' is used for two purposes. It evaluates the ability of Escorts to provide the necessary cover but it is also used to help determine the sortie importance for when the ATO_Generator puts the soties in order for unit assignment purposes. Sortie importance, or 'score' is calculated using 'capability' along with target 'priority' and calculated threat level . Sorties are considered in turn by <text:soft-page-break/>the 'score' value from highest to lowest (low threats inrease importance, high threats make it less likely to be assigned). See also 'targetlist_init.lua' below.</text:p>
      <text:p text:style-name="P5"/>
      <text:p text:style-name="P5">'firepower' is the rated power of the primary weapons, guns or cannons. Loadout firepowers multiplied by the number of aircraft assigned by the DCG must be sufficient to overcome theTarget firepower if the loadout is to be permitted for that Target mission. It is also used to calculate the number of Escorts required to take on the expected air threats in the escort role.There is a certain amount of guesswork involved in the number assigned but if camp_init.lua 'debug' is set to 'true' you can see if the target will be attacked from the /Debug folder/ATO.lua or if the 'txtDebug' is set to 'true' will will see an on-screen full trace of the ATO_Generator working and you will see firepower results displayed if insufficient. Also if no aircraft are assigned to a target you can see the number of the unit's aircraft 'available' in the Debug folder /AircraftAvailability.lua file. You may need to increase the 'ready' number of aircraft in the unit(s) you intend to attack the target or of there isd an overall problem you can tweak the randomiser values.</text:p>
      <text:p text:style-name="P5"/>
      <text:p text:style-name="P5">'attackpower' has been added by klem and is similar to firepower except that for G-A missions attackpower is used instead of firepower along with aircraft numbers to see if there is enough power to take the target on. This is because whilst firepower relates to air attack/defence, attackpower relates to air to ground attacks.</text:p>
      <text:p text:style-name="P5"/>
      <text:p text:style-name="P7">There is a spreadsheet in the Tools folder which lists firepowers for WWII weapons and aircraft loosely based on real world energy/explosive values which may be helpful.</text:p>
      <text:p text:style-name="P5"/>
      <text:p text:style-name="P5">Where the loadout task is "Escort" be sure to <text:span text:style-name="T3">set the cruise speed at least equal or higher than the unit(s) to be escorted</text:span> or the Escort will not be generated.</text:p>
      <text:p text:style-name="P5"/>
      <text:p text:style-name="P7">Where the loadout task is "CAP", "AWACS" or "Refuelling" the probability of a unit being assigned the task is considerablt increased as sortie_rate is increased and vice-versa. Also, a higher tStation will increase the probability by a smaller amount and vice-versa.</text:p>
      <text:p text:style-name="P5"/>
      <text:p text:style-name="P5">TIP! As with other files, you can add any definitions to the Generic file if you think you may need them in future campaigns.</text:p>
      <text:p text:style-name="P5"/>
      <text:list xml:id="list124230669227201" text:continue-numbering="true" text:style-name="WW8Num1">
        <text:list-item>
          <text:p text:style-name="P3">targetlist_init.lua - Here you define all targets, including CAP stations, interceptor assignments etc. Example target data sets are given in the file. Note that Target might be confusing term for defensive or support sorties, objective might be more appropriate in this case , so some 'target' assignments are actually CAP, Escort, Fighter Sweep, Intercept etc. taskings for fighters whilst some are actual Target taskings such as CAS, Ground Attack, etc.. You will have to give co-ordinates of CAP stations, Targets etc which is where the Tools will be helpful. Air Force Base 'Ground Attack' targets must list target 'elements' although an AFB can be created in abbreviated form as a 'CAS' attack, see file for examples.</text:p>
        </text:list-item>
      </text:list>
      <text:p text:style-name="P5"/>
      <text:p text:style-name="P5">The ATO assigns aircraft units to targets/objectives, starting with highest sortie 'score', until all available aircraft with a suitable task have been tasked. The 'score' is calculated from the 'capabilty' value in the db_loadout.lua, the target 'priority' in the target_list.lua and, for any task other than CAP or Intercept, a calculated route threat. Or in simple maths, the score is</text:p>
      <text:p text:style-name="P5">score = capability * priority OR capability * priority / route threat</text:p>
      <text:p text:style-name="P5">Therefore, of two possible Unit sorties, the sortie with the higher loadout capability multiplied by target priority is assigned first. Where a route threat value is used it is calculated from the various air and ground threats that may be encounterd from enemy sorties or weapons. <text:span text:style-name="T1">It is therefore possibe to influence the choice of targets assigned by adjusting these value. </text:span><text:span text:style-name="T5">By careful adjustment and testing it should be possible to follow a general strategy which 'marches across' the map, just as </text:span><text:soft-page-break/><text:span text:style-name="T5">would be planned in a real campaign.</text:span></text:p>
      <text:p text:style-name="P5"/>
      <text:p text:style-name="P5">To assign targets more specifically to loadouts enter 'attributes' such as "soft", "hard", "B-17" etc, in the Attributes braces <text:s/>for both targets and loadouts - <text:span text:style-name="T3">loadout and target attributes must match for a unit to be assigned to an attack that target</text:span>. A Unit suitable for the required loadout (aircraft type and task) and with matching loadout and target attributes will be assigned to the target.</text:p>
      <text:p text:style-name="P5"/>
      <text:p text:style-name="P5">Priority: Higher number = higher priority. Set the priority of targets to be hit first with the higher numbers so as to 'march across' the campaign region in the manner you wish. Targets that are not to be attacked immediately umtil triggered should still be set as inactive = true but in camp_triggers_init.lua set them inactive = false at the appropriate time/conditions.</text:p>
      <text:p text:style-name="Standard"/>
      <text:p text:style-name="P7">Radius: Targets/objectives other than intercepts do not require a radius because they are specific (a specific target or a specific CAP station). Radius only applies to 'intercepts' in the targetlist, because this defines the zone around the airbase where stand-by intercept sorties are launched during the mission. </text:p>
      <text:p text:style-name="P7"><text:line-break/>Firepower: Determines the amount aircraft that the ATO should assign to this target. Aircraft firepower is defined in the loadouts. If a loadout has a <text:s/>firepower rating of 5 and the target firepower is min = 10 and max = 20, the ATO would try to assign 4 aircraft to the intercept target above (4 x 5 = 20) but if only 2 a/c are available it would assign 2 aircraft (2 x 5 = 10) but it would not assign one aircraft if only one is available (5 is less than min=10). Define firepower ratings and requirements as you wish. </text:p>
      <text:p text:style-name="P5"/>
      <text:p text:style-name="P5"/>
      <text:p text:style-name="P5">Firepower: Determines the amount aircraft that the ATO should assign to this target. Aircraft firepower is defined in the loadouts. So lets say we have a loadout with a firepower rating of 5, the ATO would try to assign 4 aircraft to a target of firepower 20. It would also assign 2 aircraft if only 2 are available, but it would not assign one aircraft if only one is available. You can define your own scale of firepower ratings and requirements as you wish.</text:p>
      <text:p text:style-name="P5"/>
      <text:p text:style-name="P5">Attributes: Targets can have attributes and loadouts can have an attribute requirement. This enables the mission designer to send particular loadouts (and <text:s/>therefore their carrying uunits) to a particular target. Lets say the target has 'attributes = {"bunker-buster", "bubble-gum"}', then the ATO will only assign aircraft with loadouts that at least have the attributes "bunker-buster" or "bubble-gum". Many loadout and targets will have no attribute requirement. Note that Attributes in Escort loadouts can influence which unit(s) are escorted.</text:p>
      <text:p text:style-name="Standard"/>
      <text:p text:style-name="P7">"adverseWeather = false" makes the Unit susceptible to weather conditions when the ATO is generated. It will not be eligible to fly if the cloud base is less than 1000ft above <text:s/>it's base altitude or <text:s/>if hCruise is between cloud base and cloud top or if task is CAS, Ground Attack, Pinpoint Strike, Runway Attack, Anti-Ship Strike or Reconnaissance and hAttack is above cloud base. </text:p>
      <text:p text:style-name="P7"/>
      <text:p text:style-name="P7">"self-escort = true" serves to halve the calculated enemy air threat and therefore the combined gfround+air threat.</text:p>
      <text:p text:style-name="P5"/>
      <text:p text:style-name="P7">Regarding intercept missions: </text:p>
      <text:p text:style-name="P8">These relate to CAS attacks on airbases as set up in the taregt_init.lua (see examples in the lua file). Intercepts can be launched if attacking units are detected by EWR units so these must be placed in appropriate places in the base mission. The campaign designer can manually influence the amount of interception sorties in the ATO. This <text:soft-page-break/>is done per airbase by adding an intercept target to the campaign target list. So the campaign designer would define, let’s say: Luftwaffe Airbase Maupertus should try to provide interceptors to provide a firepower amount that will meet or exceed the incoming raid firepowers, say 50.<text:line-break/><text:line-break/>The campaign engine will now try to add to the ATO suitable and available aircraft for intercept sorties based at Maupertus. Perhaps 10 Bf109K-4 with firepowers of 5, or 13 FW190D-9s with firepower of 4, or some combination to meet the firepower need of 50. Of course, aircraft have to be available for this. Generally, higher capability aircraft/loadouts are assigned first. But perhaps all Bf109K-4s are already assigned to higher priority sorties and only 6 ready FW190D-9s are available at that base, in which case only these 6 FW190D-9s can and would be added to the ATO with the intercept task.<text:line-break/><text:line-break/>All aircraft with intercept tasks are parked as uncontrolled aircraft at their base during the mission (so they can be destroyed on the ground). They are launched as targets are detected by the EWR network. All EWR stations and AWACS per side combine all the targets they detect. The detection logic runs every 15 seconds, so there is a chance that a short pop-up target might slip through. Once a target is detected by the network, interceptors from the nearest in-range base are launched on a 1-to-1 basis. As interceptors are destroyed in combat, more are launched to sustain a 1-to-1 ratio. Since the approaching targets usually consist of both attack aircraft and escorting fighters, this should generally result in a favorable interceptor-fighter ratio (of course only as long as enough interceptors are available).<text:line-break/><text:line-break/>Avoiding detection by EWR is paramount to avoiding interceptors during strike missions. This is especially true for scenarios without AWACS, where considerable gaps in early warning coverage exist. As discussed previously, strike missions are planned with routes to avoid early warning radar stations, both horizontally and vertically. Radar horizon is modeled in DCS which means you can avoid detection by modern EWR down to a range of 40 km on flat terrain at very low level. WWII EWR will be less efficient. Destroying EWR stations early in the campaign will significantly reduce the risk of being intercepted in later missions.<text:line-break/><text:line-break/>Players won’t have to spend time waiting on the ground for a possible intercept. Players are assigned to intercept tasks only if there is an enemy package in the ATO which will enter EWR coverage and be in range for the player to intercept. If this is true, the enemy package’s time on target is modified so that it spawns at mission start right at the position where it enters EWR coverage. Which means for the player the mission and sortie starts at exactly that moment whenehe is supposed to launch. If the above conditions cannot be satisfied, the player will be assigned to some other available sortie instead. </text:p>
      <text:p text:style-name="Standard"/>
      <text:p text:style-name="P5">TIP! As with other files you can add definitions to the Generic file if you think they will be useful in future Campaigns.</text:p>
      <text:p text:style-name="P5"/>
      <text:list xml:id="list124230731213621" text:continue-numbering="true" text:style-name="WW8Num1">
        <text:list-item>
          <text:p text:style-name="P3">camp_trigger_init.lua - This is used to define various triggers and actions for the campaign, such as victory conditions, resupply, unit/target activation/deactivation, briefing texts etc. No campaign triggers are strictly needed to run a campaign, but it makes it more interesting. You can create virtual "Reserves" airbase(s) in db_airbases.lua where Reserve Unit(s) defined in oob_air_init.lua <text:s/>can be held ready for calling forward by a "Reinforcemenets" trigger in camp_trigger.lua (note and use the mispelling of Reinforcemenets!). A Repair unit <text:soft-page-break/>can also be activated. <text:s/>You can place an armoured convoy in the base mission and set as late activation. You can then set it as 'active = true' in the camp_triggers_init.lua at the appropriate time/conditions.</text:p>
        </text:list-item>
      </text:list>
      <text:p text:style-name="Standard"/>
      <text:p text:style-name="Standard">Generally the files have plenty of comments and examples. A lot of the setup is just tedious work. Getting the campaign to generate a sensible Air Tasking Order (ATO, see below) might require quite a bit of tweaking and balancing. </text:p>
      <text:p text:style-name="Standard"/>
      <text:p text:style-name="Standard">TIP! Save new definitions in Generic files for re-use in future Campaigns.</text:p>
      <text:p text:style-name="Standard"/>
      <text:p text:style-name="Standard">TOOLS</text:p>
      <text:p text:style-name="Standard">The generic Campaign set contains a \Tools\ folder which is not part of the Campaign set and can be removed from your own Campaign set. It may be helpful to place it under the main game 'Mission Editor' folder rather than buty it under a particular campaign where it could be deleted.</text:p>
      <text:p text:style-name="Standard"/>
      <text:p text:style-name="Standard">There is a DCG_Firepower.xls spreadsheet where the firepower of various weapons/munitions are listed and can be added to for other weapons as required. The values are loosely based on estimates of real wolrd weapon effect to provide a balanced set of numbers for A_A firepower and A-G attack power in the target_list.lua. You can of course ignore those values and use your own. </text:p>
      <text:p text:style-name="Standard"/>
      <text:p text:style-name="Standard">There are various useful information files such as airfield listings, ans 'finder' files used to collect location references of target items in your base mission. These are needed for the target_list.lua if they are not already known:-</text:p>
      <text:p text:style-name="Standard"/>
      <text:p text:style-name="P7">"scenery_finder.lua" will collect details of scenery objects embedded in the map, "statics_finder.lua" will find details of static objects you place in the base mission </text:p>
      <text:p text:style-name="P7">and so on. </text:p>
      <text:p text:style-name="P7">They return filenames such as sceneryfinder.lua and staticsfinder.lua named in similar fashion to the finder lua file but containing data, not lua code, which includes names and co-ordinates of the Objects that you will need when editing your Campaign .lua files, particularly target_list.lua </text:p>
      <text:p text:style-name="P7"/>
      <text:p text:style-name="P7">"Airfields_finder.lua" will collect similar Airfield details although that is likely to be only a one-off excercise for a new map. </text:p>
      <text:p text:style-name="P7"/>
      <text:p text:style-name="P7">The purpose of the various 'finder' files should be recognisable from their name.</text:p>
      <text:p text:style-name="P7"/>
      <text:p text:style-name="P7">To use these 'finder' files, simply place a rigger zone in your base mission over the area you wish to interrogate and name it 'SearchZone '. Create a 'Mission Start' trigger, setting the action to "Do Script File" and select whichever finder tool(s) you want to use. Run the mission for a few seconds until you see the message "File Exported" (several if you ran several fonders). A lua file such as "statics_finder.lua" file will have been created in the \DCS World\ main game folder containing the details collected. Move the SearchZone around as necessary and keep it small or you will have a mountain of output detail to sift through. </text:p>
      <text:p text:style-name="Standard"/>
      <text:p text:style-name="Standard">You may wish to add another folder into the \Init\ folder for, say, Images (mission images placed into the basic mission in the ME).</text:p>
      <text:p text:style-name="P2"><text:s/></text:p>
      <text:p text:style-name="Standard">You may also want a \CampaignData\ folder for specific Campaign information files you may wish to collect and refer to whilst building your Campaign and which, like this file, are NOT part of the actual Campaign set. You can move or delete this folder once the Campaign has been created or <text:soft-page-break/>keep it elsewhere from the start.</text:p>
      <text:p text:style-name="Standard"/>
      <text:p text:style-name="Standard"/>
      <text:p text:style-name="P1">First Mission (Campaign starter)</text:p>
      <text:p text:style-name="Standard"/>
      <text:p text:style-name="Standard">Use the FirstMission.bat in the Campaign top folder to create a new starting mission based on the current files in the \Init\ folder. It will be named with the camoaign name with "_First.miz" added and will be found in the parent folder to the campaign set. You will be asked for the number of players from 1 to 12. Whatever number you enter will be the number of aircraft available in all player units (you can have more than one player unit <text:s/>in oob_air_init.lua). All are made available in the mission to avoid player disappointment at not having enough aircraft to fly (AI units may not have all their 'ready' aircraft flying as their availability is randomly adjusted when each mission is generated).</text:p>
      <text:p text:style-name="Standard"/>
      <text:p text:style-name="Standard">NOTE! The following tasks in oob_air_init.lua will only ever be assigned one aircraft and are therefore only suitable for 1 player campaigns:</text:p>
      <text:p text:style-name="Standard">"AWACS", "Refueling","Transport","F-117A", "B-1B", "B-52H", "Tu-22M3", Tu-95MS", "Tu-142" and "Tu-160". The DCS tries to assign the "B-17" as groups of three. These are hard coded into ATO_Generator.lua and if others are required in future they must be edited into the script file. (This could be made external inputs later.)</text:p>
      <text:p text:style-name="Standard"/>
      <text:p text:style-name="P1">TROUBLESHOOTING</text:p>
      <text:p text:style-name="Standard"/>
      <text:p text:style-name="Standard">This can be complex but there are often simple solutions. Note that 'txtDebug' can be set to 'true' to generate an on-screen tracking of the process which may reveal the problem.</text:p>
      <text:p text:style-name="Standard"/>
      <text:p text:style-name="Standard">Here are some problems that may arise:</text:p>
      <text:p text:style-name="Standard"/>
      <text:p text:style-name="Standard">1. FirstMission.bat repeatedly fails to generate [CampaignName]_first.miz mission after 20 attempts and has declared "Not enough ready aicraft for all clients" during the generation process.</text:p>
      <text:p text:style-name="Standard"/>
      <text:p text:style-name="Standard">Likely cause: There is something wrong with your player unit(s) in oob_init.lua or the loadout selected for it in db_loadout.lua which makes the unit unavailable for its mission. Check these very carefully and turn on txtDebug.</text:p>
      <text:p text:style-name="Standard"/>
      <text:p text:style-name="Standard">2. You are not getting a reasonable number and/or type of sorties generated or would like to generally change the levels. </text:p>
      <text:p text:style-name="Standard"/>
      <text:p text:style-name="Standard">Perhaps the loadout firepower/attackpower and number of aircraft available are not high enough to cope with the target. You can turn on the txtDebug</text:p>
      <text:p text:style-name="Standard"/>
      <text:p text:style-name="Standard">The probability of some aircraft being used in a mission is low and fails to create enough aircraft. This is determined by a couple of probabilities calculated from a number of your inputs. In short, play with the probability levels in camp_init.lua mentioned below: </text:p>
      <text:p text:style-name="Standard"/>
      <text:list xml:id="list8511856595989606454" text:style-name="WW8Num2">
        <text:list-item>
          <text:p text:style-name="P4">The first is a 'serviceable' randomiser which uses lower and upper levels between which a value is randomly selected for each 'ready' aircraft. These upper and lower levels can be set in camp_init.lua and are usually in the order of 0 and 80. This determines how many of your individual roster...ready aircraft (in oob_air_init.lua) are 'serviceable' and are allocated for the new mission by seeing if its random value is below a 'threshold' which can also be changed in camp_init.lua.</text:p>
        </text:list-item>
      </text:list>
      <text:p text:style-name="P5"/>
      <text:list xml:id="list124230776215760" text:continue-numbering="true" text:style-name="WW8Num2">
        <text:list-item>
          <text:p text:style-name="P4"><text:soft-page-break/>Then each individual aircraft is randomly assigned a random 'availabillity' probability, perhaps reflecting a lack of pilots etc.. These upper and lower levels can also be set in camp_init.lua and are usually in the order of 0 and 80. <text:s/>These values are compared with a probability hreshold value (called pS) for determining if an aircraft is available for a sortie. PS is calculated and will be anywhere between 0 and 100. pS is calculated from various factors as follows:</text:p>
        </text:list-item>
      </text:list>
      <text:p text:style-name="Standard"/>
      <text:p text:style-name="P7">a. The aircraft's operating hours which are determined by the db_loadouts.lua 'day' and 'night' settings for each aircraft:-</text:p>
      <text:p text:style-name="P7">If 'night' = true and 'day' = true the operating hours are 86400 (seconds = 24 hours)</text:p>
      <text:p text:style-name="P7">If only 'day' = true the operating hours are 'dusk' time (in seconds) minus 'dawn' time (in seconds)</text:p>
      <text:p text:style-name="P7">If only 'night' = true the operating hours are 'dawn' time (in seconds) plus 86400 minus'dusk' time (in seconds)</text:p>
      <text:p text:style-name="P7">The Operating Hours are actually expressed in seconds.</text:p>
      <text:p text:style-name="P7"/>
      <text:p text:style-name="P7">b. For CAP, AWAC or Refuelling tasks the sortie duration affects the calculation due to TimeOnStation (tStation in db_loadouts):</text:p>
      <text:p text:style-name="P7">sortie duration = operating hours/sortie rate (in db_loadouts).</text:p>
      <text:p text:style-name="P7">and pS will be: </text:p>
      <text:p text:style-name="P8">pS = the TimeOverTarget window divided by the sortie duration. </text:p>
      <text:p text:style-name="P8">The TimeOverTarget window is determined by the the possible mission start and end times and the TimeOnStation (tStation in db_loadouts) as follows: </text:p>
      <text:p text:style-name="P8">TimeOverTarget window = mission end time minus the mission start time plus TimeOnStation. </text:p>
      <text:p text:style-name="P8">The possible mission end and start times will depend on whether it is a day, day_into_night, night or night_into_day sortie according to the camp_init timings and the db_loadouts day and night settings.</text:p>
      <text:p text:style-name="P8"><text:span text:style-name="T3">TIP:</text:span> for higher pS have larger TimeOverTarget window and higher TimeOnStation with higher sortie rate.</text:p>
      <text:p text:style-name="P7"/>
      <text:p text:style-name="P7">c. For other tasks pS is the sortie rate divided by the operating hours multiplied by TimeOverTargetWindow (see b. ) or:</text:p>
      <text:p text:style-name="P7">pS = sortie rate / operating hours * TimeOverTargetWindow</text:p>
      <text:p text:style-name="P7"><text:span text:style-name="T3">TIP:</text:span> for higher pS make sortie rate higher, operating hours lower and open up TimeOverTarget window.</text:p>
      <text:p text:style-name="P7"/>
      <text:p text:style-name="P7">iii. Having determined pS, each aircraft availability probability (see i. above) is checked to see if it within the probability window pS and therefore made 'available'</text:p>
      <text:p text:style-name="Standard"/>
      <text:p text:style-name="Standard">2. <text:s/>... more to come....</text:p>
      <text:p text:style-name="Standard"/>
      <text:p text:style-name="Standard"/>
      <text:p text:style-name="Standard"/>
      <text:p text:style-name="P2"><text:s/></text:p>
      <text:p text:style-name="P6"/>
      <text:p text:style-name="Standard">MORE ON THE WORKING OVERVIEW</text:p>
      <text:p text:style-name="Standard"/>
      <text:p text:style-name="Standard">Generally speaking, as there is no strategic layer in DCG (factories building stuff etc.), destroying a power plant will not shut down industries and / or air defences. In broad terms, DCG fits in as follows:</text:p>
      <text:p text:style-name="Standard"/>
      <text:p text:style-name="Standard">-Strategic level: This is the campaign designer setting up the campaign: where does it take place; what are the objectives/targets; victory conditions; the resources available; the time available.</text:p>
      <text:p text:style-name="Standard">-Operational level: This is DCG trying to achieve the strategic objectives by tasking the tactical level (below) through prioritizing targets, allocating available resources etc.</text:p>
      <text:p text:style-name="Standard">-Tactical level: This is the player and AI trying to complete the tasks given from the operational level by flying their aircraft.</text:p>
      <text:p text:style-name="Standard"/>
      <text:p text:style-name="Standard"/>
      <text:p text:style-name="Standard">The Air Tasking Order (ATO)</text:p>
      <text:p text:style-name="Standard">The ATO is the centerpiece of DCG. It will assign available aircraft (which depend on the losses in previous missions) to available targets (which depend on targets struck in previous missions). The ATO will put together packages of multiple flights including SEAD and fighter escorts if applicable and create sensible flight plans. Here are some of the factors which will affect the ATO:</text:p>
      <text:p text:style-name="Standard"/>
      <text:p text:style-name="Standard">-Mission priority (target_list.lua): High priority missions are more likely to be flown.</text:p>
      <text:p text:style-name="Standard"/>
      <text:p text:style-name="Standard">-Threat level. The risk to strike a target is calculated for each potential mission, which includes a threat avoiding route, how many threats cannot be avoided and how dangerous these threats are. Safe missions are more likely to be flown.</text:p>
      <text:p text:style-name="Standard"/>
      <text:p text:style-name="Standard">-Escorts (target_list.lua and oob_air_init.lua): The availability of SEAD or fighter escorts can reduce the threat level of a mission and make a mission more likely.</text:p>
      <text:p text:style-name="Standard"/>
      <text:p text:style-name="Standard">-Route profile (db_loadouts.lua): The campaign designer can assign an altitude profile for a certain loadout (for example, F-16 on precision strike with GBU-24 should always attack high) or let the ATO decide on the most efficient option (high-high, high-low, low-low). Altitude affects routing around threats and therefore threat level and likeliness of a mission.</text:p>
      <text:p text:style-name="Standard"/>
      <text:p text:style-name="Standard">-Time of day (camp_init.lua): During night, some air defense systems are ignored for threat avoidance (MANPADS don't see at night). This means that during day the ATO might plan a strike at hight altitude with a SEAD escort to punch through some SA-6 because it is safer, while at night the same mission would be planned at low level without SEAD escort, avoiding the SA-6 and passing through blind SHORAD (freeing the SEAD escort aircraft to do another mission on their own).</text:p>
      <text:p text:style-name="Standard"/>
      <text:p text:style-name="Standard">-Aircraft proficiency (oob_init.lua, db_loadouts.lua): Each aircraft-task-loadout combination has a proficiency (capability) value. So an F-15 with an escort task with AMRAAMS should be very good, while an F-15 with an anti-ship task with guns only should be horrible. The better an aircraft with a loadout is suited for a specific mission, the more likely the ATO will asign it.</text:p>
      <text:p text:style-name="Standard"/>
      <text:p text:style-name="Standard">-Loadout firepower (db_loadouts.lua): Loadouts with more bang are more likely to be selected by the ATO. But if a target is out of range, the ATO will select a loadout with less firepower but sufficient range.</text:p>
      <text:p text:style-name="Standard"/>
      <text:p text:style-name="Standard"/>
      <text:p text:style-name="Standard"><text:soft-page-break/>The overall calculation of which missions will be flown and which aircraft are assigned is quite complex. This is further complicated by the fact that some aircraft are multirole. Should a F-16 be a SEAD escort for some B-52, do a strike mission on its own or better be on CAP? This will require a lot of testing to polish, but it's a fairly solid system so far.</text:p>
      <text:p text:style-name="Standard"/>
      <text:p text:style-name="Standard">The sequence of aircraft to Target selection is:</text:p>
      <text:p text:style-name="Standard">Iterate through Units</text:p>
      <text:p text:style-name="P7">get Serviceability Level of all unit a/c and count qualifying a/c (= all a/c for player units a/c)</text:p>
      <text:p text:style-name="P7">iterate throught unit Tasks</text:p>
      <text:p text:style-name="P7"><text:tab/>get all Loadout possibilities for each Task for this unit</text:p>
      <text:p text:style-name="P7"><text:tab/>determine potential unit mission timings</text:p>
      <text:p text:style-name="P7"><text:tab/>calculate 'available' aircraft from serviceable ( = all a/c for player units)</text:p>
      <text:p text:style-name="P7"><text:tab/>iterate through targets </text:p>
      <text:p text:style-name="P7"><text:tab/><text:tab/>get targets with matching loadout attributes</text:p>
      <text:p text:style-name="P7"><text:tab/><text:tab/>check enough Unit firepower available for target</text:p>
      <text:p text:style-name="P7"><text:tab/><text:tab/>check weather is acceptable</text:p>
      <text:p text:style-name="P7"><text:tab/><text:tab/>set routes</text:p>
      <text:p text:style-name="P7"><text:tab/><text:tab/>generate sortie details from base mission and above calculations</text:p>
      <text:p text:style-name="P7"><text:tab/><text:tab/>calculate sortie score</text:p>
      <text:p text:style-name="Standard"/>
      <text:p text:style-name="Standard"/>
      <text:p text:style-name="Standard">The campaign designer has the job to assign a list of possible tasks for each aviation unit defined in the campaign. Since this is unit specific and not aircraft type specific, it will be possible for example to have a the 1st Squadron with F-16 doing CAP, sweep and escort only, while the 2nd Squadron with F-16 is doing SEAD and ground attack.</text:p>
      <text:p text:style-name="Standard"/>
      <text:p text:style-name="Standard">Furthermore the campaign designer must then define loadouts for each aircraft-task combination, where he can define key properties such as night capability, firepower value, proficiency, altitude profiles, cruise speeds, range etc.</text:p>
      <text:p text:style-name="Standard"/>
      <text:p text:style-name="Standard">Setting this up for each campaign will be a lot of work initially, but it is also an extremely flexible system. It will allow for example to set up that a F-117 unit will only fly at night or that a MiG-21 unit will only fly ground attack at day and intercepts at n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Symbol" svg:font-family="Symbol"/>
    <style:font-face style:name="Tahoma"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WW8Num1z0" style:family="text"/>
    <style:style style:name="WW8Num1z1" style:family="text"/>
    <style:style style:name="WW8Num1z2" style:family="text"/>
    <style:style style:name="WW8Num1z3" style:family="text">
      <style:text-properties style:font-name="Symbol" fo:font-family="Symbol"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2:32:02</meta:creation-date>
    <dc:creator>Len Outridge</dc:creator>
    <dc:date>2017-08-25T08:56:26</dc:date>
    <meta:editing-cycles>49</meta:editing-cycles>
    <meta:editing-duration>PT12H10M25S</meta:editing-duration>
    <meta:document-statistic meta:table-count="0" meta:image-count="0" meta:object-count="0" meta:page-count="12" meta:paragraph-count="163" meta:word-count="5967" meta:character-count="36109" meta:non-whitespace-character-count="30229"/>
    <meta:generator>LibreOffice/4.3.5.2$Windows_x86 LibreOffice_project/3a87456aaa6a95c63eea1c1b3201acedf0751bd5</meta:generator>
  </office:meta>
</office:document-meta>
</file>